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About Me</text:p>
      <text:p text:style-name="P1"/>
      <text:p text:style-name="P1">My name is Aedan Graves. I'm a hobbyist game developer with over 5 years of experience and a drive to keep learning, I've been a part of meany projects over the course of my development career. The projects I've learned the most from can be found here on this site</text:p>
      <text:p text:style-name="P1"/>
      <text:p text:style-name="P1"/>
      <text:p text:style-name="P1"><text:span text:style-name="T1">My Story</text:span></text:p>
      <text:p text:style-name="P1"/>
      <text:p text:style-name="P1">In 2013, my cousin and I started playing around with the game engine Unity. From there I started to learn C#, and absolutely loved it. I also started learning to use Blender to make 3D models. Since then, we've done meany projects, each bringing it own challenges to overcome and lots to learn. Our latest project ended in October of 2018, Since then I've been working on my own exercising my skill set and looking to add more to my tool box. I'm excited to see what the future holds for 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edan Graves</meta:initial-creator>
    <meta:creation-date>2019-01-20T20:37:48.37</meta:creation-date>
    <meta:document-statistic meta:table-count="0" meta:image-count="0" meta:object-count="0" meta:page-count="1" meta:paragraph-count="4" meta:word-count="146" meta:character-count="771"/>
    <dc:date>2019-01-20T23:26:21.71</dc:date>
    <dc:creator>Aedan Graves</dc:creator>
    <meta:editing-duration>PT2M30S</meta:editing-duration>
    <meta:editing-cycles>1</meta:editing-cycles>
    <meta:generator>OpenOffice/4.1.5$Win32 OpenOffice.org_project/415m1$Build-9789</meta:generator>
  </office:meta>
</office:document-meta>
</file>